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ffcccc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3">
      <style:table-cell-properties fo:border-bottom="0.74pt solid #000000" fo:background-color="#ffcccc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39">
      <style:table-cell-properties fo:border-bottom="0.74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39">
      <style:table-cell-properties fo:border-bottom="0.74pt solid #000000" fo:background-color="#ffcccc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39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39">
      <style:table-cell-properties fo:border-bottom="0.74pt solid #000000" fo:background-color="#ffffff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39">
      <style:table-cell-properties fo:border-bottom="1.76pt solid #000000" fo:background-color="#ffffff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3">
      <style:table-cell-properties fo:border-bottom="0.74pt solid #000000" fo:background-color="#ffcccc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3">
      <style:table-cell-properties fo:border-bottom="1.76pt solid #000000" fo:background-color="#ffcccc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39">
      <style:table-cell-properties fo:border-bottom="1.76pt solid #000000" fo:background-color="#ffcccc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order-bottom="none" fo:background-color="#ffcccc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ffcccc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4">
      <style:table-cell-properties fo:border-bottom="0.74pt solid #000000" fo:background-color="#ffcccc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4">
      <style:table-cell-properties fo:border-bottom="none" fo:background-color="#ffcccc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4">
      <style:table-cell-properties fo:border-bottom="none" fo:background-color="#ffffff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4">
      <style:table-cell-properties fo:border-bottom="1.76pt solid #000000" fo:background-color="#ffcccc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4">
      <style:table-cell-properties fo:border-bottom="0.74pt solid #000000" fo:background-color="#ffcccc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4">
      <style:table-cell-properties fo:border-bottom="none" fo:background-color="#ffcccc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4">
      <style:table-cell-properties fo:border-bottom="none" fo:background-color="#ffffff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4">
      <style:table-cell-properties fo:border-bottom="1.76pt solid #000000" fo:background-color="#ffcccc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4">
      <style:table-cell-properties fo:border-bottom="0.74pt solid #000000" fo:background-color="#ffffff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4">
      <style:table-cell-properties fo:border-bottom="1.76pt solid #000000" fo:background-color="#ffcccc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4">
      <style:table-cell-properties fo:border-bottom="1.76pt solid #000000" fo:background-color="#ffcccc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4">
      <style:table-cell-properties fo:border-bottom="0.74pt solid #000000" fo:background-color="#ffffff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4">
      <style:table-cell-properties fo:border-bottom="0.74pt solid #000000" fo:background-color="#ffcccc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4">
      <style:table-cell-properties fo:border-bottom="0.74pt solid #000000" fo:background-color="#ffffff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4">
      <style:table-cell-properties fo:border-bottom="1.76pt solid #000000" fo:background-color="#ffcccc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4">
      <style:table-cell-properties fo:border-bottom="0.74pt solid #000000" fo:background-color="#ffcccc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4">
      <style:table-cell-properties fo:border-bottom="0.74pt solid #000000" fo:background-color="#ffffff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4">
      <style:table-cell-properties fo:border-bottom="1.76pt solid #000000" fo:background-color="#ffcccc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fo:background-color="transparent" fo:border-left="0.74pt dotted #000000" fo:border-right="0.74pt dotte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cccc" style:diagonal-bl-tr="none" style:diagonal-tl-br="none" fo:border-left="0.74pt dotted #000000" fo:border-right="0.74pt dotte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cccc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0.74pt dotted #000000" fo:border-right="0.74pt dotte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100">
      <style:table-cell-properties fo:border-bottom="0.74pt solid #000000" fo:background-color="#ffcccc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2">
      <style:table-cell-properties fo:border-bottom="0.74pt solid #000000" fo:background-color="#ffcccc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fo:border-bottom="0.74pt solid #000000" fo:background-color="#ffcccc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ackground-color="transparent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background-color="transparent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background-color="transparent" fo:wrap-option="no-wrap" fo:border-left="0.74pt dotted #000000" style:direction="ltr" fo:border-right="0.74pt dotte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table table:name="2_01" table:style-name="ta1">
        <table:table-column table:style-name="co1" table:default-cell-style-name="ce1"/>
        <table:table-column table:style-name="co1" table:number-columns-repeated="2" table:default-cell-style-name="ce4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Area</text:p>
          </table:table-cell>
          <table:table-cell table:style-name="Default" office:value-type="string" calcext:value-type="string">
            <text:p>Producción</text:p>
          </table:table-cell>
        </table:table-row>
        <table:table-row table:style-name="ro1">
          <table:table-cell office:value-type="string" calcext:value-type="string">
            <text:p>2010/2011</text:p>
          </table:table-cell>
          <table:table-cell office:value-type="float" office:value="1175255" calcext:value-type="float">
            <text:p>1,175,255</text:p>
          </table:table-cell>
          <table:table-cell office:value-type="float" office:value="36117212" calcext:value-type="float">
            <text:p>36,117,212</text:p>
          </table:table-cell>
        </table:table-row>
        <table:table-row table:style-name="ro1">
          <table:table-cell table:style-name="ce2" office:value-type="string" calcext:value-type="string">
            <text:p>2011/2012</text:p>
          </table:table-cell>
          <table:table-cell table:style-name="ce5" office:value-type="float" office:value="1199900" calcext:value-type="float">
            <text:p>1,199,900</text:p>
          </table:table-cell>
          <table:table-cell table:style-name="ce5" office:value-type="float" office:value="36932600" calcext:value-type="float">
            <text:p>36,932,600</text:p>
          </table:table-cell>
        </table:table-row>
        <table:table-row table:style-name="ro1">
          <table:table-cell office:value-type="string" calcext:value-type="string">
            <text:p>2012/2013</text:p>
          </table:table-cell>
          <table:table-cell office:value-type="float" office:value="1211900" calcext:value-type="float">
            <text:p>1,211,900</text:p>
          </table:table-cell>
          <table:table-cell office:value-type="float" office:value="37995900" calcext:value-type="float">
            <text:p>37,995,900</text:p>
          </table:table-cell>
        </table:table-row>
        <table:table-row table:style-name="ro1">
          <table:table-cell table:style-name="ce2" office:value-type="string" calcext:value-type="string">
            <text:p>2013/2014 \alpha</text:p>
          </table:table-cell>
          <table:table-cell table:style-name="ce5" office:value-type="float" office:value="1233300" calcext:value-type="float">
            <text:p>1,233,300</text:p>
          </table:table-cell>
          <table:table-cell table:style-name="ce5" office:value-type="float" office:value="39576500" calcext:value-type="float">
            <text:p>39,576,500</text:p>
          </table:table-cell>
        </table:table-row>
        <table:table-row table:style-name="ro1">
          <table:table-cell table:style-name="ce3" office:value-type="string" calcext:value-type="string">
            <text:p>2014/2015 <text:s/>\beta</text:p>
          </table:table-cell>
          <table:table-cell table:style-name="ce6" office:value-type="float" office:value="1247100" calcext:value-type="float">
            <text:p>1,247,100</text:p>
          </table:table-cell>
          <table:table-cell table:style-name="ce6" office:value-type="float" office:value="40724100" calcext:value-type="float">
            <text:p>40,724,100</text:p>
          </table:table-cell>
        </table:table-row>
      </table:table>
      <table:table table:name="2_02" table:style-name="ta1">
        <table:table-column table:style-name="co2" table:default-cell-style-name="ce1"/>
        <table:table-column table:style-name="co1" table:default-cell-style-name="ce7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10/2011</text:p>
          </table:table-cell>
          <table:table-cell office:value-type="float" office:value="30.7313834019" calcext:value-type="float">
            <text:p>30.7</text:p>
          </table:table-cell>
        </table:table-row>
        <table:table-row table:style-name="ro1">
          <table:table-cell table:style-name="ce2" office:value-type="string" calcext:value-type="string">
            <text:p>2011/2012</text:p>
          </table:table-cell>
          <table:table-cell table:style-name="ce8" office:value-type="float" office:value="30.7797316443037" calcext:value-type="float">
            <text:p>30.8</text:p>
          </table:table-cell>
        </table:table-row>
        <table:table-row table:style-name="ro1">
          <table:table-cell office:value-type="string" calcext:value-type="string">
            <text:p>2012/2013</text:p>
          </table:table-cell>
          <table:table-cell office:value-type="float" office:value="31.3523393019226" calcext:value-type="float">
            <text:p>31.4</text:p>
          </table:table-cell>
        </table:table-row>
        <table:table-row table:style-name="ro1">
          <table:table-cell table:style-name="ce2" office:value-type="string" calcext:value-type="string">
            <text:p>2013/2014 \alpha</text:p>
          </table:table-cell>
          <table:table-cell table:style-name="ce8" office:value-type="float" office:value="32.0899213492257" calcext:value-type="float">
            <text:p>32.1</text:p>
          </table:table-cell>
        </table:table-row>
        <table:table-row table:style-name="ro1">
          <table:table-cell table:style-name="ce3" office:value-type="string" calcext:value-type="string">
            <text:p>2014/2015 <text:s/>\beta</text:p>
          </table:table-cell>
          <table:table-cell table:style-name="ce9" office:value-type="float" office:value="32.6550396920856" calcext:value-type="float">
            <text:p>32.7</text:p>
          </table:table-cell>
        </table:table-row>
      </table:table>
      <table:table table:name="2_03" table:style-name="ta1">
        <table:table-column table:style-name="co1" table:default-cell-style-name="ce1"/>
        <table:table-column table:style-name="co1" table:number-columns-repeated="2" table:default-cell-style-name="ce4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Area</text:p>
          </table:table-cell>
          <table:table-cell table:style-name="Default" office:value-type="string" calcext:value-type="string">
            <text:p>Producción</text:p>
          </table:table-cell>
        </table:table-row>
        <table:table-row table:style-name="ro1">
          <table:table-cell office:value-type="string" calcext:value-type="string">
            <text:p>2010/2011</text:p>
          </table:table-cell>
          <table:table-cell office:value-type="float" office:value="336756" calcext:value-type="float">
            <text:p>336,756</text:p>
          </table:table-cell>
          <table:table-cell office:value-type="float" office:value="4610828" calcext:value-type="float">
            <text:p>4,610,828</text:p>
          </table:table-cell>
        </table:table-row>
        <table:table-row table:style-name="ro1">
          <table:table-cell table:style-name="ce2" office:value-type="string" calcext:value-type="string">
            <text:p>2011/2012</text:p>
          </table:table-cell>
          <table:table-cell table:style-name="ce5" office:value-type="float" office:value="339200" calcext:value-type="float">
            <text:p>339,200</text:p>
          </table:table-cell>
          <table:table-cell table:style-name="ce5" office:value-type="float" office:value="4704200" calcext:value-type="float">
            <text:p>4,704,200</text:p>
          </table:table-cell>
        </table:table-row>
        <table:table-row table:style-name="ro1">
          <table:table-cell office:value-type="string" calcext:value-type="string">
            <text:p>2012/2013</text:p>
          </table:table-cell>
          <table:table-cell office:value-type="float" office:value="345400" calcext:value-type="float">
            <text:p>345,400</text:p>
          </table:table-cell>
          <table:table-cell office:value-type="float" office:value="4845500" calcext:value-type="float">
            <text:p>4,845,500</text:p>
          </table:table-cell>
        </table:table-row>
        <table:table-row table:style-name="ro1">
          <table:table-cell table:style-name="ce2" office:value-type="string" calcext:value-type="string">
            <text:p>2013/2014 \alpha</text:p>
          </table:table-cell>
          <table:table-cell table:style-name="ce5" office:value-type="float" office:value="352500" calcext:value-type="float">
            <text:p>352,500</text:p>
          </table:table-cell>
          <table:table-cell table:style-name="ce5" office:value-type="float" office:value="5026200" calcext:value-type="float">
            <text:p>5,026,200</text:p>
          </table:table-cell>
        </table:table-row>
        <table:table-row table:style-name="ro1">
          <table:table-cell table:style-name="ce3" office:value-type="string" calcext:value-type="string">
            <text:p>2014/2015 <text:s/>\beta</text:p>
          </table:table-cell>
          <table:table-cell table:style-name="ce6" office:value-type="float" office:value="358300" calcext:value-type="float">
            <text:p>358,300</text:p>
          </table:table-cell>
          <table:table-cell table:style-name="ce6" office:value-type="float" office:value="5181500" calcext:value-type="float">
            <text:p>5,181,500</text:p>
          </table:table-cell>
        </table:table-row>
      </table:table>
      <table:table table:name="2_04" table:style-name="ta1">
        <table:table-column table:style-name="co1" table:default-cell-style-name="ce1"/>
        <table:table-column table:style-name="co1" table:default-cell-style-name="ce10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10/2011</text:p>
          </table:table-cell>
          <table:table-cell table:formula="of:=[2_03.C2]/[2_03.B2]" office:value-type="float" office:value="13.6918956158168" calcext:value-type="float">
            <text:p>13.7</text:p>
          </table:table-cell>
        </table:table-row>
        <table:table-row table:style-name="ro1">
          <table:table-cell table:style-name="ce2" office:value-type="string" calcext:value-type="string">
            <text:p>2011/2012</text:p>
          </table:table-cell>
          <table:table-cell table:style-name="ce8" table:formula="of:=[2_03.C3]/[2_03.B3]" office:value-type="float" office:value="13.8685141509434" calcext:value-type="float">
            <text:p>13.9</text:p>
          </table:table-cell>
        </table:table-row>
        <table:table-row table:style-name="ro1">
          <table:table-cell office:value-type="string" calcext:value-type="string">
            <text:p>2012/2013</text:p>
          </table:table-cell>
          <table:table-cell table:formula="of:=[2_03.C4]/[2_03.B4]" office:value-type="float" office:value="14.0286624203822" calcext:value-type="float">
            <text:p>14.0</text:p>
          </table:table-cell>
        </table:table-row>
        <table:table-row table:style-name="ro1">
          <table:table-cell table:style-name="ce2" office:value-type="string" calcext:value-type="string">
            <text:p>2013/2014 \alpha</text:p>
          </table:table-cell>
          <table:table-cell table:style-name="ce8" table:formula="of:=[2_03.C5]/[2_03.B5]" office:value-type="float" office:value="14.2587234042553" calcext:value-type="float">
            <text:p>14.3</text:p>
          </table:table-cell>
        </table:table-row>
        <table:table-row table:style-name="ro1">
          <table:table-cell table:style-name="ce3" office:value-type="string" calcext:value-type="string">
            <text:p>2014/2015 <text:s/>\beta</text:p>
          </table:table-cell>
          <table:table-cell table:style-name="ce11" table:formula="of:=[2_03.C6]/[2_03.B6]" office:value-type="float" office:value="14.4613452414178" calcext:value-type="float">
            <text:p>14.5</text:p>
          </table:table-cell>
        </table:table-row>
      </table:table>
      <table:table table:name="2_05" table:style-name="ta1">
        <table:table-column table:style-name="co1" table:default-cell-style-name="ce1"/>
        <table:table-column table:style-name="co1" table:number-columns-repeated="2" table:default-cell-style-name="ce4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Area</text:p>
          </table:table-cell>
          <table:table-cell table:style-name="Default" office:value-type="string" calcext:value-type="string">
            <text:p>Producción</text:p>
          </table:table-cell>
        </table:table-row>
        <table:table-row table:style-name="ro1">
          <table:table-cell office:value-type="string" calcext:value-type="string">
            <text:p>2010/2011</text:p>
          </table:table-cell>
          <table:table-cell office:value-type="float" office:value="15012" calcext:value-type="float">
            <text:p>15,012</text:p>
          </table:table-cell>
          <table:table-cell office:value-type="float" office:value="653140" calcext:value-type="float">
            <text:p>653,140</text:p>
          </table:table-cell>
        </table:table-row>
        <table:table-row table:style-name="ro1">
          <table:table-cell table:style-name="ce2" office:value-type="string" calcext:value-type="string">
            <text:p>2011/2012</text:p>
          </table:table-cell>
          <table:table-cell table:style-name="ce5" office:value-type="float" office:value="15200" calcext:value-type="float">
            <text:p>15,200</text:p>
          </table:table-cell>
          <table:table-cell table:style-name="ce5" office:value-type="float" office:value="670300" calcext:value-type="float">
            <text:p>670,300</text:p>
          </table:table-cell>
        </table:table-row>
        <table:table-row table:style-name="ro1">
          <table:table-cell office:value-type="string" calcext:value-type="string">
            <text:p>2012/2013</text:p>
          </table:table-cell>
          <table:table-cell office:value-type="float" office:value="15400" calcext:value-type="float">
            <text:p>15,400</text:p>
          </table:table-cell>
          <table:table-cell office:value-type="float" office:value="686400" calcext:value-type="float">
            <text:p>686,400</text:p>
          </table:table-cell>
        </table:table-row>
        <table:table-row table:style-name="ro1">
          <table:table-cell table:style-name="ce2" office:value-type="string" calcext:value-type="string">
            <text:p>2013/2014 \alpha</text:p>
          </table:table-cell>
          <table:table-cell table:style-name="ce5" office:value-type="float" office:value="15700" calcext:value-type="float">
            <text:p>15,700</text:p>
          </table:table-cell>
          <table:table-cell table:style-name="ce5" office:value-type="float" office:value="710900" calcext:value-type="float">
            <text:p>710,900</text:p>
          </table:table-cell>
        </table:table-row>
        <table:table-row table:style-name="ro1">
          <table:table-cell table:style-name="ce3" office:value-type="string" calcext:value-type="string">
            <text:p>2014/2015 <text:s/>\beta</text:p>
          </table:table-cell>
          <table:table-cell table:style-name="ce6" office:value-type="float" office:value="16000" calcext:value-type="float">
            <text:p>16,000</text:p>
          </table:table-cell>
          <table:table-cell table:style-name="ce6" office:value-type="float" office:value="732900" calcext:value-type="float">
            <text:p>732,900</text:p>
          </table:table-cell>
        </table:table-row>
      </table:table>
      <table:table table:name="2_06" table:style-name="ta1">
        <table:table-column table:style-name="co1" table:default-cell-style-name="ce1"/>
        <table:table-column table:style-name="co1" table:default-cell-style-name="ce7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10/2011</text:p>
          </table:table-cell>
          <table:table-cell office:value-type="float" office:value="43.507860378364" calcext:value-type="float">
            <text:p>43.5</text:p>
          </table:table-cell>
        </table:table-row>
        <table:table-row table:style-name="ro1">
          <table:table-cell table:style-name="ce2" office:value-type="string" calcext:value-type="string">
            <text:p>2011/2012</text:p>
          </table:table-cell>
          <table:table-cell table:style-name="ce8" office:value-type="float" office:value="44.0986842105263" calcext:value-type="float">
            <text:p>44.1</text:p>
          </table:table-cell>
        </table:table-row>
        <table:table-row table:style-name="ro1">
          <table:table-cell office:value-type="string" calcext:value-type="string">
            <text:p>2012/2013</text:p>
          </table:table-cell>
          <table:table-cell office:value-type="float" office:value="44.5714285714286" calcext:value-type="float">
            <text:p>44.6</text:p>
          </table:table-cell>
        </table:table-row>
        <table:table-row table:style-name="ro1">
          <table:table-cell table:style-name="ce2" office:value-type="string" calcext:value-type="string">
            <text:p>2013/2014 \alpha</text:p>
          </table:table-cell>
          <table:table-cell table:style-name="ce8" office:value-type="float" office:value="45.2802547770701" calcext:value-type="float">
            <text:p>45.3</text:p>
          </table:table-cell>
        </table:table-row>
        <table:table-row table:style-name="ro1">
          <table:table-cell table:style-name="ce3" office:value-type="string" calcext:value-type="string">
            <text:p>2014/2015 <text:s/>\beta</text:p>
          </table:table-cell>
          <table:table-cell table:style-name="ce9" office:value-type="float" office:value="45.80625" calcext:value-type="float">
            <text:p>45.8</text:p>
          </table:table-cell>
        </table:table-row>
      </table:table>
      <table:table table:name="2_07" table:style-name="ta1">
        <table:table-column table:style-name="co1" table:default-cell-style-name="ce1"/>
        <table:table-column table:style-name="co1" table:number-columns-repeated="2" table:default-cell-style-name="ce4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Area</text:p>
          </table:table-cell>
          <table:table-cell table:style-name="Default" office:value-type="string" calcext:value-type="string">
            <text:p>Producción</text:p>
          </table:table-cell>
        </table:table-row>
        <table:table-row table:style-name="ro1">
          <table:table-cell office:value-type="string" calcext:value-type="string">
            <text:p>2010/2011</text:p>
          </table:table-cell>
          <table:table-cell office:value-type="float" office:value="968" calcext:value-type="float">
            <text:p>968</text:p>
          </table:table-cell>
          <table:table-cell office:value-type="float" office:value="31681" calcext:value-type="float">
            <text:p>31,681</text:p>
          </table:table-cell>
        </table:table-row>
        <table:table-row table:style-name="ro1">
          <table:table-cell table:style-name="ce2" office:value-type="string" calcext:value-type="string">
            <text:p>2011/2012</text:p>
          </table:table-cell>
          <table:table-cell table:style-name="ce5" office:value-type="float" office:value="1000" calcext:value-type="float">
            <text:p>1,000</text:p>
          </table:table-cell>
          <table:table-cell table:style-name="ce5" office:value-type="float" office:value="31600" calcext:value-type="float">
            <text:p>31,600</text:p>
          </table:table-cell>
        </table:table-row>
        <table:table-row table:style-name="ro1">
          <table:table-cell office:value-type="string" calcext:value-type="string">
            <text:p>2012/2013</text:p>
          </table:table-cell>
          <table:table-cell office:value-type="float" office:value="1000" calcext:value-type="float">
            <text:p>1,000</text:p>
          </table:table-cell>
          <table:table-cell office:value-type="float" office:value="33400" calcext:value-type="float">
            <text:p>33,400</text:p>
          </table:table-cell>
        </table:table-row>
        <table:table-row table:style-name="ro1">
          <table:table-cell table:style-name="ce2" office:value-type="string" calcext:value-type="string">
            <text:p>2013/2014 \alpha</text:p>
          </table:table-cell>
          <table:table-cell table:style-name="ce5" office:value-type="float" office:value="1100" calcext:value-type="float">
            <text:p>1,100</text:p>
          </table:table-cell>
          <table:table-cell table:style-name="ce5" office:value-type="float" office:value="34300" calcext:value-type="float">
            <text:p>34,300</text:p>
          </table:table-cell>
        </table:table-row>
        <table:table-row table:style-name="ro1">
          <table:table-cell table:style-name="ce3" office:value-type="string" calcext:value-type="string">
            <text:p>2014/2015 <text:s/>\beta</text:p>
          </table:table-cell>
          <table:table-cell table:style-name="ce6" office:value-type="float" office:value="1100" calcext:value-type="float">
            <text:p>1,100</text:p>
          </table:table-cell>
          <table:table-cell table:style-name="ce6" office:value-type="float" office:value="35800" calcext:value-type="float">
            <text:p>35,800</text:p>
          </table:table-cell>
        </table:table-row>
      </table:table>
      <table:table table:name="2_08" table:style-name="ta1">
        <table:table-column table:style-name="co1" table:default-cell-style-name="ce1"/>
        <table:table-column table:style-name="co1" table:default-cell-style-name="ce7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10/2011</text:p>
          </table:table-cell>
          <table:table-cell office:value-type="float" office:value="32.728305785124" calcext:value-type="float">
            <text:p>32.7</text:p>
          </table:table-cell>
        </table:table-row>
        <table:table-row table:style-name="ro1">
          <table:table-cell table:style-name="ce2" office:value-type="string" calcext:value-type="string">
            <text:p>2011/2012</text:p>
          </table:table-cell>
          <table:table-cell table:style-name="ce8" office:value-type="float" office:value="31.6" calcext:value-type="float">
            <text:p>31.6</text:p>
          </table:table-cell>
        </table:table-row>
        <table:table-row table:style-name="ro1">
          <table:table-cell office:value-type="string" calcext:value-type="string">
            <text:p>2012/2013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table:style-name="ce2" office:value-type="string" calcext:value-type="string">
            <text:p>2013/2014 \alpha</text:p>
          </table:table-cell>
          <table:table-cell table:style-name="ce8" office:value-type="float" office:value="31.1818181818182" calcext:value-type="float">
            <text:p>31.2</text:p>
          </table:table-cell>
        </table:table-row>
        <table:table-row table:style-name="ro1">
          <table:table-cell table:style-name="ce3" office:value-type="string" calcext:value-type="string">
            <text:p>2014/2015 <text:s/>\beta</text:p>
          </table:table-cell>
          <table:table-cell table:style-name="ce9" office:value-type="float" office:value="32.5454545454545" calcext:value-type="float">
            <text:p>32.5</text:p>
          </table:table-cell>
        </table:table-row>
      </table:table>
      <table:table table:name="2_09" table:style-name="ta1">
        <table:table-column table:style-name="co1" table:default-cell-style-name="ce1"/>
        <table:table-column table:style-name="co1" table:number-columns-repeated="2" table:default-cell-style-name="ce4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Area</text:p>
          </table:table-cell>
          <table:table-cell table:style-name="Default" office:value-type="string" calcext:value-type="string">
            <text:p>Producción</text:p>
          </table:table-cell>
        </table:table-row>
        <table:table-row table:style-name="ro1">
          <table:table-cell office:value-type="string" calcext:value-type="string">
            <text:p>2010/2011</text:p>
          </table:table-cell>
          <table:table-cell table:style-name="ce12" office:value-type="float" office:value="50378" calcext:value-type="float">
            <text:p>50,378</text:p>
          </table:table-cell>
          <table:table-cell table:style-name="ce12" office:value-type="float" office:value="1099422" calcext:value-type="float">
            <text:p>1,099,422</text:p>
          </table:table-cell>
        </table:table-row>
        <table:table-row table:style-name="ro1">
          <table:table-cell table:style-name="ce2" office:value-type="string" calcext:value-type="string">
            <text:p>2011/2012</text:p>
          </table:table-cell>
          <table:table-cell office:value-type="float" office:value="43200" calcext:value-type="float">
            <text:p>43,200</text:p>
          </table:table-cell>
          <table:table-cell office:value-type="float" office:value="870100" calcext:value-type="float">
            <text:p>870,100</text:p>
          </table:table-cell>
        </table:table-row>
        <table:table-row table:style-name="ro1">
          <table:table-cell office:value-type="string" calcext:value-type="string">
            <text:p>2012/2013</text:p>
          </table:table-cell>
          <table:table-cell table:style-name="ce5" office:value-type="float" office:value="54000" calcext:value-type="float">
            <text:p>54,000</text:p>
          </table:table-cell>
          <table:table-cell table:style-name="ce5" office:value-type="float" office:value="1077600" calcext:value-type="float">
            <text:p>1,077,600</text:p>
          </table:table-cell>
        </table:table-row>
        <table:table-row table:style-name="ro1">
          <table:table-cell table:style-name="ce2" office:value-type="string" calcext:value-type="string">
            <text:p>2013/2014 \alpha</text:p>
          </table:table-cell>
          <table:table-cell office:value-type="float" office:value="56200" calcext:value-type="float">
            <text:p>56,200</text:p>
          </table:table-cell>
          <table:table-cell office:value-type="float" office:value="1304500" calcext:value-type="float">
            <text:p>1,304,500</text:p>
          </table:table-cell>
        </table:table-row>
        <table:table-row table:style-name="ro1">
          <table:table-cell table:style-name="ce3" office:value-type="string" calcext:value-type="string">
            <text:p>2014/2015 <text:s/>\beta</text:p>
          </table:table-cell>
          <table:table-cell table:style-name="ce13" office:value-type="float" office:value="54900" calcext:value-type="float">
            <text:p>54,900</text:p>
          </table:table-cell>
          <table:table-cell table:style-name="ce13" office:value-type="float" office:value="1119800" calcext:value-type="float">
            <text:p>1,119,800</text:p>
          </table:table-cell>
        </table:table-row>
      </table:table>
      <table:table table:name="2_10" table:style-name="ta1">
        <table:table-column table:style-name="co1" table:default-cell-style-name="ce1"/>
        <table:table-column table:style-name="co1" table:default-cell-style-name="ce8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10/2011</text:p>
          </table:table-cell>
          <table:table-cell office:value-type="float" office:value="21.8234546825995" calcext:value-type="float">
            <text:p>21.8</text:p>
          </table:table-cell>
        </table:table-row>
        <table:table-row table:style-name="ro1">
          <table:table-cell table:style-name="ce2" office:value-type="string" calcext:value-type="string">
            <text:p>2011/2012</text:p>
          </table:table-cell>
          <table:table-cell table:style-name="ce7" office:value-type="float" office:value="20.1412037037037" calcext:value-type="float">
            <text:p>20.1</text:p>
          </table:table-cell>
        </table:table-row>
        <table:table-row table:style-name="ro1">
          <table:table-cell office:value-type="string" calcext:value-type="string">
            <text:p>2012/2013</text:p>
          </table:table-cell>
          <table:table-cell office:value-type="float" office:value="19.9555555555556" calcext:value-type="float">
            <text:p>20.0</text:p>
          </table:table-cell>
        </table:table-row>
        <table:table-row table:style-name="ro1">
          <table:table-cell table:style-name="ce2" office:value-type="string" calcext:value-type="string">
            <text:p>2013/2014 \alpha</text:p>
          </table:table-cell>
          <table:table-cell table:style-name="ce7" office:value-type="float" office:value="23.211743772242" calcext:value-type="float">
            <text:p>23.2</text:p>
          </table:table-cell>
        </table:table-row>
        <table:table-row table:style-name="ro1">
          <table:table-cell table:style-name="ce3" office:value-type="string" calcext:value-type="string">
            <text:p>2014/2015 <text:s/>\beta</text:p>
          </table:table-cell>
          <table:table-cell table:style-name="ce14" office:value-type="float" office:value="20.3970856102004" calcext:value-type="float">
            <text:p>20.4</text:p>
          </table:table-cell>
        </table:table-row>
      </table:table>
      <table:table table:name="2_1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xportación</text:p>
          </table:table-cell>
          <table:table-cell office:value-type="string" calcext:value-type="string">
            <text:p>Importación</text:p>
          </table:table-cell>
          <table:table-cell office:value-type="string" calcext:value-type="string">
            <text:p>Balanza</text:p>
          </table:table-cell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8" office:value-type="float" office:value="2127.54" calcext:value-type="float">
            <text:p>2,127.54</text:p>
          </table:table-cell>
          <table:table-cell table:style-name="ce23" office:value-type="float" office:value="24745.31" calcext:value-type="float">
            <text:p>24,745.31</text:p>
          </table:table-cell>
          <table:table-cell table:formula="of:=[.B2]-[.C2]" office:value-type="float" office:value="-22617.77" calcext:value-type="float">
            <text:p>-22617.77</text:p>
          </table:table-cell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9" office:value-type="float" office:value="14164" calcext:value-type="float">
            <text:p>14,164.00</text:p>
          </table:table-cell>
          <table:table-cell table:style-name="ce24" office:value-type="float" office:value="41547.83" calcext:value-type="float">
            <text:p>41,547.83</text:p>
          </table:table-cell>
          <table:table-cell table:formula="of:=[.B3]-[.C3]" office:value-type="float" office:value="-27383.83" calcext:value-type="float">
            <text:p>-27383.83</text:p>
          </table:table-cell>
        </table:table-row>
        <table:table-row table:style-name="ro1">
          <table:table-cell table:style-name="ce15" office:value-type="float" office:value="2012" calcext:value-type="float">
            <text:p>2012</text:p>
          </table:table-cell>
          <table:table-cell table:style-name="ce20" office:value-type="float" office:value="2568.63" calcext:value-type="float">
            <text:p>2,568.63</text:p>
          </table:table-cell>
          <table:table-cell table:style-name="ce25" office:value-type="float" office:value="36393.62" calcext:value-type="float">
            <text:p>36,393.62</text:p>
          </table:table-cell>
          <table:table-cell table:formula="of:=[.B4]-[.C4]" office:value-type="float" office:value="-33824.99" calcext:value-type="float">
            <text:p>-33824.99</text:p>
          </table:table-cell>
        </table:table-row>
        <table:table-row table:style-name="ro1">
          <table:table-cell table:style-name="ce16" office:value-type="float" office:value="2013" calcext:value-type="float">
            <text:p>2013</text:p>
          </table:table-cell>
          <table:table-cell table:style-name="ce21" office:value-type="float" office:value="8214.93" calcext:value-type="float">
            <text:p>8,214.93</text:p>
          </table:table-cell>
          <table:table-cell table:style-name="ce26" office:value-type="float" office:value="18422.06" calcext:value-type="float">
            <text:p>18,422.06</text:p>
          </table:table-cell>
          <table:table-cell table:formula="of:=[.B5]-[.C5]" office:value-type="float" office:value="-10207.13" calcext:value-type="float">
            <text:p>-10207.13</text:p>
          </table:table-cell>
        </table:table-row>
        <table:table-row table:style-name="ro1">
          <table:table-cell table:style-name="ce17" office:value-type="string" calcext:value-type="string">
            <text:p>2014*</text:p>
          </table:table-cell>
          <table:table-cell table:style-name="ce22" office:value-type="float" office:value="1994.95" calcext:value-type="float">
            <text:p>1,994.95</text:p>
          </table:table-cell>
          <table:table-cell table:style-name="ce27" office:value-type="float" office:value="23081.27" calcext:value-type="float">
            <text:p>23,081.27</text:p>
          </table:table-cell>
          <table:table-cell table:formula="of:=[.B6]-[.C6]" office:value-type="float" office:value="-21086.32" calcext:value-type="float">
            <text:p>-21086.32</text:p>
          </table:table-cell>
        </table:table-row>
      </table:table>
      <table:table table:name="2_12" table:style-name="ta1">
        <table:table-column table:style-name="co1" table:default-cell-style-name="Default"/>
        <table:table-column table:style-name="co1" table:default-cell-style-name="ce23"/>
        <table:table-column table:style-name="co1" table:default-cell-style-name="ce18"/>
        <table:table-column table:style-name="co1" table:default-cell-style-name="Default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Exportación</text:p>
          </table:table-cell>
          <table:table-cell table:style-name="Default" office:value-type="string" calcext:value-type="string">
            <text:p>Importación</text:p>
          </table:table-cell>
          <table:table-cell office:value-type="string" calcext:value-type="string">
            <text:p>Balanza</text:p>
          </table:table-cell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float" office:value="782.33" calcext:value-type="float">
            <text:p>782.33</text:p>
          </table:table-cell>
          <table:table-cell office:value-type="float" office:value="602003.08" calcext:value-type="float">
            <text:p>602,003.08</text:p>
          </table:table-cell>
          <table:table-cell table:formula="of:=[.B2]-[.C2]" office:value-type="float" office:value="-601220.75" calcext:value-type="float">
            <text:p>-601220.75</text:p>
          </table:table-cell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24" office:value-type="float" office:value="0" calcext:value-type="float">
            <text:p>0.00</text:p>
          </table:table-cell>
          <table:table-cell table:style-name="ce19" office:value-type="float" office:value="666494.98" calcext:value-type="float">
            <text:p>666,494.98</text:p>
          </table:table-cell>
          <table:table-cell table:formula="of:=[.B3]-[.C3]" office:value-type="float" office:value="-666494.98" calcext:value-type="float">
            <text:p>-666494.98</text:p>
          </table:table-cell>
        </table:table-row>
        <table:table-row table:style-name="ro1">
          <table:table-cell table:style-name="ce15" office:value-type="float" office:value="2012" calcext:value-type="float">
            <text:p>2012</text:p>
          </table:table-cell>
          <table:table-cell office:value-type="float" office:value="2.47" calcext:value-type="float">
            <text:p>2.47</text:p>
          </table:table-cell>
          <table:table-cell office:value-type="float" office:value="652455.79" calcext:value-type="float">
            <text:p>652,455.79</text:p>
          </table:table-cell>
          <table:table-cell table:formula="of:=[.B4]-[.C4]" office:value-type="float" office:value="-652453.32" calcext:value-type="float">
            <text:p>-652453.32</text:p>
          </table:table-cell>
        </table:table-row>
        <table:table-row table:style-name="ro1">
          <table:table-cell table:style-name="ce16" office:value-type="float" office:value="2013" calcext:value-type="float">
            <text:p>2013</text:p>
          </table:table-cell>
          <table:table-cell table:style-name="ce26" office:value-type="float" office:value="4.09" calcext:value-type="float">
            <text:p>4.09</text:p>
          </table:table-cell>
          <table:table-cell table:style-name="ce21" office:value-type="float" office:value="667311.84" calcext:value-type="float">
            <text:p>667,311.84</text:p>
          </table:table-cell>
          <table:table-cell table:formula="of:=[.B5]-[.C5]" office:value-type="float" office:value="-667307.75" calcext:value-type="float">
            <text:p>-667307.75</text:p>
          </table:table-cell>
        </table:table-row>
        <table:table-row table:style-name="ro1">
          <table:table-cell table:style-name="ce17" office:value-type="string" calcext:value-type="string">
            <text:p>2014*</text:p>
          </table:table-cell>
          <table:table-cell table:style-name="ce27" office:value-type="float" office:value="25.22" calcext:value-type="float">
            <text:p>25.22</text:p>
          </table:table-cell>
          <table:table-cell table:style-name="ce22" office:value-type="float" office:value="519406.22" calcext:value-type="float">
            <text:p>519,406.22</text:p>
          </table:table-cell>
          <table:table-cell table:formula="of:=[.B6]-[.C6]" office:value-type="float" office:value="-519381" calcext:value-type="float">
            <text:p>-519381</text:p>
          </table:table-cell>
        </table:table-row>
      </table:table>
      <table:table table:name="2_13" table:style-name="ta1">
        <table:table-column table:style-name="co1" table:default-cell-style-name="Default"/>
        <table:table-column table:style-name="co1" table:default-cell-style-name="ce23"/>
        <table:table-column table:style-name="co1" table:default-cell-style-name="ce18"/>
        <table:table-column table:style-name="co1" table:default-cell-style-name="Default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Exportación</text:p>
          </table:table-cell>
          <table:table-cell table:style-name="Default" office:value-type="string" calcext:value-type="string">
            <text:p>Importación</text:p>
          </table:table-cell>
          <table:table-cell office:value-type="string" calcext:value-type="string">
            <text:p>Balanza</text:p>
          </table:table-cell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float" office:value="1246.33" calcext:value-type="float">
            <text:p>1,246.33</text:p>
          </table:table-cell>
          <table:table-cell office:value-type="float" office:value="11913.94" calcext:value-type="float">
            <text:p>11,913.94</text:p>
          </table:table-cell>
          <table:table-cell table:formula="of:=[.B2]-[.C2]" office:value-type="float" office:value="-10667.61" calcext:value-type="float">
            <text:p>-10667.61</text:p>
          </table:table-cell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24" office:value-type="float" office:value="1568" calcext:value-type="float">
            <text:p>1,568.00</text:p>
          </table:table-cell>
          <table:table-cell table:style-name="ce19" office:value-type="float" office:value="20531" calcext:value-type="float">
            <text:p>20,531.00</text:p>
          </table:table-cell>
          <table:table-cell table:formula="of:=[.B3]-[.C3]" office:value-type="float" office:value="-18963" calcext:value-type="float">
            <text:p>-18963</text:p>
          </table:table-cell>
        </table:table-row>
        <table:table-row table:style-name="ro1">
          <table:table-cell table:style-name="ce15" office:value-type="float" office:value="2012" calcext:value-type="float">
            <text:p>2012</text:p>
          </table:table-cell>
          <table:table-cell office:value-type="float" office:value="216.92" calcext:value-type="float">
            <text:p>216.92</text:p>
          </table:table-cell>
          <table:table-cell office:value-type="float" office:value="10980.11" calcext:value-type="float">
            <text:p>10,980.11</text:p>
          </table:table-cell>
          <table:table-cell table:formula="of:=[.B4]-[.C4]" office:value-type="float" office:value="-10763.19" calcext:value-type="float">
            <text:p>-10763.19</text:p>
          </table:table-cell>
        </table:table-row>
        <table:table-row table:style-name="ro1">
          <table:table-cell table:style-name="ce16" office:value-type="float" office:value="2013" calcext:value-type="float">
            <text:p>2013</text:p>
          </table:table-cell>
          <table:table-cell table:style-name="ce28" office:value-type="float" office:value="1508.05" calcext:value-type="float">
            <text:p>1,508.05</text:p>
          </table:table-cell>
          <table:table-cell table:style-name="ce19" office:value-type="float" office:value="6414.1" calcext:value-type="float">
            <text:p>6,414.10</text:p>
          </table:table-cell>
          <table:table-cell table:formula="of:=[.B5]-[.C5]" office:value-type="float" office:value="-4906.05" calcext:value-type="float">
            <text:p>-4906.05</text:p>
          </table:table-cell>
        </table:table-row>
        <table:table-row table:style-name="ro1">
          <table:table-cell table:style-name="ce17" office:value-type="string" calcext:value-type="string">
            <text:p>2014*</text:p>
          </table:table-cell>
          <table:table-cell table:style-name="ce29" office:value-type="float" office:value="2222.65" calcext:value-type="float">
            <text:p>2,222.65</text:p>
          </table:table-cell>
          <table:table-cell table:style-name="ce22" office:value-type="float" office:value="3839.16" calcext:value-type="float">
            <text:p>3,839.16</text:p>
          </table:table-cell>
          <table:table-cell table:formula="of:=[.B6]-[.C6]" office:value-type="float" office:value="-1616.51" calcext:value-type="float">
            <text:p>-1616.51</text:p>
          </table:table-cell>
        </table:table-row>
      </table:table>
      <table:table table:name="2_14" table:style-name="ta1">
        <table:table-column table:style-name="co1" table:default-cell-style-name="Default"/>
        <table:table-column table:style-name="co1" table:default-cell-style-name="ce23"/>
        <table:table-column table:style-name="co1" table:default-cell-style-name="ce18"/>
        <table:table-column table:style-name="co1" table:default-cell-style-name="Default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Exportación</text:p>
          </table:table-cell>
          <table:table-cell table:style-name="Default" office:value-type="string" calcext:value-type="string">
            <text:p>Importación</text:p>
          </table:table-cell>
          <table:table-cell office:value-type="string" calcext:value-type="string">
            <text:p>Balanza</text:p>
          </table:table-cell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float" office:value="2445.67" calcext:value-type="float">
            <text:p>2,445.67</text:p>
          </table:table-cell>
          <table:table-cell office:value-type="float" office:value="71041.94" calcext:value-type="float">
            <text:p>71,041.94</text:p>
          </table:table-cell>
          <table:table-cell table:formula="of:=[.B2]-[.C2]" office:value-type="float" office:value="-68596.27" calcext:value-type="float">
            <text:p>-68596.27</text:p>
          </table:table-cell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24" office:value-type="float" office:value="1472" calcext:value-type="float">
            <text:p>1,472.00</text:p>
          </table:table-cell>
          <table:table-cell table:style-name="ce19" office:value-type="float" office:value="77464" calcext:value-type="float">
            <text:p>77,464.00</text:p>
          </table:table-cell>
          <table:table-cell table:formula="of:=[.B3]-[.C3]" office:value-type="float" office:value="-75992" calcext:value-type="float">
            <text:p>-75992</text:p>
          </table:table-cell>
        </table:table-row>
        <table:table-row table:style-name="ro1">
          <table:table-cell table:style-name="ce15" office:value-type="float" office:value="2012" calcext:value-type="float">
            <text:p>2012</text:p>
          </table:table-cell>
          <table:table-cell office:value-type="float" office:value="2261.72" calcext:value-type="float">
            <text:p>2,261.72</text:p>
          </table:table-cell>
          <table:table-cell office:value-type="float" office:value="101424.27" calcext:value-type="float">
            <text:p>101,424.27</text:p>
          </table:table-cell>
          <table:table-cell table:formula="of:=[.B4]-[.C4]" office:value-type="float" office:value="-99162.55" calcext:value-type="float">
            <text:p>-99162.55</text:p>
          </table:table-cell>
        </table:table-row>
        <table:table-row table:style-name="ro1">
          <table:table-cell table:style-name="ce16" office:value-type="float" office:value="2013" calcext:value-type="float">
            <text:p>2013</text:p>
          </table:table-cell>
          <table:table-cell table:style-name="ce28" office:value-type="float" office:value="490.57" calcext:value-type="float">
            <text:p>490.57</text:p>
          </table:table-cell>
          <table:table-cell table:style-name="ce31" office:value-type="float" office:value="97845.52" calcext:value-type="float">
            <text:p>97,845.52</text:p>
          </table:table-cell>
          <table:table-cell table:formula="of:=[.B5]-[.C5]" office:value-type="float" office:value="-97354.95" calcext:value-type="float">
            <text:p>-97354.95</text:p>
          </table:table-cell>
        </table:table-row>
        <table:table-row table:style-name="ro1">
          <table:table-cell table:style-name="ce17" office:value-type="string" calcext:value-type="string">
            <text:p>2014*</text:p>
          </table:table-cell>
          <table:table-cell table:style-name="ce30" office:value-type="float" office:value="55.76" calcext:value-type="float">
            <text:p>55.76</text:p>
          </table:table-cell>
          <table:table-cell table:style-name="ce29" office:value-type="float" office:value="64289.78" calcext:value-type="float">
            <text:p>64,289.78</text:p>
          </table:table-cell>
          <table:table-cell table:formula="of:=[.B6]-[.C6]" office:value-type="float" office:value="-64234.02" calcext:value-type="float">
            <text:p>-64234.02</text:p>
          </table:table-cell>
        </table:table-row>
      </table:table>
      <table:table table:name="2_15" table:style-name="ta1">
        <table:table-column table:style-name="co1" table:default-cell-style-name="Default"/>
        <table:table-column table:style-name="co1" table:default-cell-style-name="ce23"/>
        <table:table-column table:style-name="co1" table:default-cell-style-name="ce18"/>
        <table:table-column table:style-name="co1" table:default-cell-style-name="Default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Exportación</text:p>
          </table:table-cell>
          <table:table-cell table:style-name="Default" office:value-type="string" calcext:value-type="string">
            <text:p>Importación</text:p>
          </table:table-cell>
          <table:table-cell office:value-type="string" calcext:value-type="string">
            <text:p>Balanza</text:p>
          </table:table-cell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float" office:value="3.04" calcext:value-type="float">
            <text:p>3.04</text:p>
          </table:table-cell>
          <table:table-cell office:value-type="float" office:value="492354.03" calcext:value-type="float">
            <text:p>492,354.03</text:p>
          </table:table-cell>
          <table:table-cell table:formula="of:=[.B2]-[.C2]" office:value-type="float" office:value="-492350.99" calcext:value-type="float">
            <text:p>-492350.99</text:p>
          </table:table-cell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24" office:value-type="float" office:value="201" calcext:value-type="float">
            <text:p>201.00</text:p>
          </table:table-cell>
          <table:table-cell table:style-name="ce19" office:value-type="float" office:value="516907" calcext:value-type="float">
            <text:p>516,907.00</text:p>
          </table:table-cell>
          <table:table-cell table:formula="of:=[.B3]-[.C3]" office:value-type="float" office:value="-516706" calcext:value-type="float">
            <text:p>-516706</text:p>
          </table:table-cell>
        </table:table-row>
        <table:table-row table:style-name="ro1">
          <table:table-cell table:style-name="ce15" office:value-type="float" office:value="2012" calcext:value-type="float">
            <text:p>2012</text:p>
          </table:table-cell>
          <table:table-cell office:value-type="float" office:value="252.89" calcext:value-type="float">
            <text:p>252.89</text:p>
          </table:table-cell>
          <table:table-cell office:value-type="float" office:value="514445.61" calcext:value-type="float">
            <text:p>514,445.61</text:p>
          </table:table-cell>
          <table:table-cell table:formula="of:=[.B4]-[.C4]" office:value-type="float" office:value="-514192.72" calcext:value-type="float">
            <text:p>-514192.72</text:p>
          </table:table-cell>
        </table:table-row>
        <table:table-row table:style-name="ro1">
          <table:table-cell table:style-name="ce16" office:value-type="float" office:value="2013" calcext:value-type="float">
            <text:p>2013</text:p>
          </table:table-cell>
          <table:table-cell table:style-name="ce28" office:value-type="float" office:value="1092.61" calcext:value-type="float">
            <text:p>1,092.61</text:p>
          </table:table-cell>
          <table:table-cell table:style-name="ce31" office:value-type="float" office:value="462758.48" calcext:value-type="float">
            <text:p>462,758.48</text:p>
          </table:table-cell>
          <table:table-cell table:formula="of:=[.B5]-[.C5]" office:value-type="float" office:value="-461665.87" calcext:value-type="float">
            <text:p>-461665.87</text:p>
          </table:table-cell>
        </table:table-row>
        <table:table-row table:style-name="ro1">
          <table:table-cell table:style-name="ce17" office:value-type="string" calcext:value-type="string">
            <text:p>2014*</text:p>
          </table:table-cell>
          <table:table-cell table:style-name="ce30" office:value-type="float" office:value="705.95" calcext:value-type="float">
            <text:p>705.95</text:p>
          </table:table-cell>
          <table:table-cell table:style-name="ce29" office:value-type="float" office:value="364685.93" calcext:value-type="float">
            <text:p>364,685.93</text:p>
          </table:table-cell>
          <table:table-cell table:formula="of:=[.B6]-[.C6]" office:value-type="float" office:value="-363979.98" calcext:value-type="float">
            <text:p>-363979.98</text:p>
          </table:table-cell>
        </table:table-row>
      </table:table>
      <table:table table:name="2_16" table:style-name="ta1">
        <table:table-column table:style-name="co1" table:default-cell-style-name="Default"/>
        <table:table-column table:style-name="co1" table:default-cell-style-name="ce32"/>
        <table:table-column table:style-name="co1" table:default-cell-style-name="ce36"/>
        <table:table-column table:style-name="co1" table:default-cell-style-name="Default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Exportación</text:p>
          </table:table-cell>
          <table:table-cell table:style-name="Default" office:value-type="string" calcext:value-type="string">
            <text:p>Importación</text:p>
          </table:table-cell>
          <table:table-cell office:value-type="string" calcext:value-type="string">
            <text:p>Balanza</text:p>
          </table:table-cell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float" office:value="23143.89" calcext:value-type="float">
            <text:p>23,143.89</text:p>
          </table:table-cell>
          <table:table-cell office:value-type="float" office:value="8764.13" calcext:value-type="float">
            <text:p>8,764.13</text:p>
          </table:table-cell>
          <table:table-cell table:formula="of:=[.B2]-[.C2]" office:value-type="float" office:value="14379.76" calcext:value-type="float">
            <text:p>14379.76</text:p>
          </table:table-cell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3" office:value-type="float" office:value="17977" calcext:value-type="float">
            <text:p>17,977.00</text:p>
          </table:table-cell>
          <table:table-cell table:style-name="ce37" office:value-type="float" office:value="18812" calcext:value-type="float">
            <text:p>18,812.00</text:p>
          </table:table-cell>
          <table:table-cell table:formula="of:=[.B3]-[.C3]" office:value-type="float" office:value="-835" calcext:value-type="float">
            <text:p>-835</text:p>
          </table:table-cell>
        </table:table-row>
        <table:table-row table:style-name="ro1">
          <table:table-cell table:style-name="ce15" office:value-type="float" office:value="2012" calcext:value-type="float">
            <text:p>2012</text:p>
          </table:table-cell>
          <table:table-cell office:value-type="float" office:value="24812.02" calcext:value-type="float">
            <text:p>24,812.02</text:p>
          </table:table-cell>
          <table:table-cell office:value-type="float" office:value="9281.96" calcext:value-type="float">
            <text:p>9,281.96</text:p>
          </table:table-cell>
          <table:table-cell table:formula="of:=[.B4]-[.C4]" office:value-type="float" office:value="15530.06" calcext:value-type="float">
            <text:p>15530.06</text:p>
          </table:table-cell>
        </table:table-row>
        <table:table-row table:style-name="ro1">
          <table:table-cell table:style-name="ce16" office:value-type="float" office:value="2013" calcext:value-type="float">
            <text:p>2013</text:p>
          </table:table-cell>
          <table:table-cell table:style-name="ce34" office:value-type="float" office:value="34078.04" calcext:value-type="float">
            <text:p>34,078.04</text:p>
          </table:table-cell>
          <table:table-cell table:style-name="ce38" office:value-type="float" office:value="11061.18" calcext:value-type="float">
            <text:p>11,061.18</text:p>
          </table:table-cell>
          <table:table-cell table:formula="of:=[.B5]-[.C5]" office:value-type="float" office:value="23016.86" calcext:value-type="float">
            <text:p>23016.86</text:p>
          </table:table-cell>
        </table:table-row>
        <table:table-row table:style-name="ro1">
          <table:table-cell table:style-name="ce17" office:value-type="string" calcext:value-type="string">
            <text:p>2014*</text:p>
          </table:table-cell>
          <table:table-cell table:style-name="ce35" office:value-type="float" office:value="17798.98" calcext:value-type="float">
            <text:p>17,798.98</text:p>
          </table:table-cell>
          <table:table-cell table:style-name="ce39" office:value-type="float" office:value="14645.6" calcext:value-type="float">
            <text:p>14,645.60</text:p>
          </table:table-cell>
          <table:table-cell table:formula="of:=[.B6]-[.C6]" office:value-type="float" office:value="3153.38" calcext:value-type="float">
            <text:p>3153.38</text:p>
          </table:table-cell>
        </table:table-row>
      </table:table>
      <table:table table:name="2_17" table:style-name="ta1">
        <table:table-column table:style-name="co1" table:default-cell-style-name="ce40"/>
        <table:table-column table:style-name="co1" table:default-cell-style-name="ce42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arina de maíz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table:style-name="ce41" office:value-type="string" calcext:value-type="string">
            <text:p>Tortilla</text:p>
          </table:table-cell>
          <table:table-cell table:style-name="ce43" office:value-type="float" office:value="173.1" calcext:value-type="float">
            <text:p>173.1</text:p>
          </table:table-cell>
        </table:table-row>
        <table:table-row table:style-name="ro1">
          <table:table-cell table:style-name="ce41" office:value-type="string" calcext:value-type="string">
            <text:p>Harina de trigo</text:p>
          </table:table-cell>
          <table:table-cell table:style-name="ce43"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Pan y galleta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table:style-name="ce41" office:value-type="string" calcext:value-type="string">
            <text:p>Pastas alimenticias</text:p>
          </table:table-cell>
          <table:table-cell table:style-name="ce43"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Arroz oro</text:p>
          </table:table-cell>
          <table:table-cell table:style-name="ce44"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Tortilla (maicillo)</text:p>
          </table:table-cell>
          <table:table-cell office:value-type="float" office:value="1.3" calcext:value-type="float">
            <text:p>1.3</text:p>
          </table:table-cell>
        </table:table-row>
      </table:table>
      <table:table table:name="2_18" table:style-name="ta1">
        <table:table-column table:style-name="co1" table:default-cell-style-name="ce40"/>
        <table:table-column table:style-name="co1" table:default-cell-style-name="ce42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table:style-name="ce45" office:value-type="string" calcext:value-type="string">
            <text:p>Frijoles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string" calcext:value-type="string">
            <text:p>Azúcar blanca y refinada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table:style-name="ce41" office:value-type="string" calcext:value-type="string">
            <text:p>Materiales azucarados</text:p>
          </table:table-cell>
          <table:table-cell table:style-name="ce4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pa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table:style-name="ce41" office:value-type="string" calcext:value-type="string">
            <text:p>Yuca</text:p>
          </table:table-cell>
          <table:table-cell table:style-name="ce43" office:value-type="float" office:value="0.3" calcext:value-type="float">
            <text:p>0.3</text:p>
          </table:table-cell>
        </table:table-row>
      </table:table>
      <table:table table:name="2_19" table:style-name="ta1">
        <table:table-column table:style-name="co1" table:default-cell-style-name="ce40"/>
        <table:table-column table:style-name="co1" table:default-cell-style-name="ce42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ebolla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table:style-name="ce41" office:value-type="string" calcext:value-type="string">
            <text:p>Tomate</text:p>
          </table:table-cell>
          <table:table-cell table:style-name="ce43" office:value-type="float" office:value="13.7" calcext:value-type="float">
            <text:p>13.7</text:p>
          </table:table-cell>
        </table:table-row>
        <table:table-row table:style-name="ro1">
          <table:table-cell office:value-type="string" calcext:value-type="string">
            <text:p>Zanahoria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style-name="ce41" office:value-type="string" calcext:value-type="string">
            <text:p>Chile pimiento</text:p>
          </table:table-cell>
          <table:table-cell table:style-name="ce43"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Güicoy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style-name="ce41" office:value-type="string" calcext:value-type="string">
            <text:p>Otras hortalizas</text:p>
          </table:table-cell>
          <table:table-cell table:style-name="ce43" office:value-type="float" office:value="2.6" calcext:value-type="float">
            <text:p>2.6</text:p>
          </table:table-cell>
        </table:table-row>
      </table:table>
      <table:table table:name="2_20" table:style-name="ta1">
        <table:table-column table:style-name="co1" table:default-cell-style-name="ce40"/>
        <table:table-column table:style-name="co1" table:default-cell-style-name="ce43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látano</text:p>
          </table:table-cell>
          <table:table-cell table:style-name="ce42" office:value-type="float" office:value="1.9" calcext:value-type="float">
            <text:p>1.9</text:p>
          </table:table-cell>
        </table:table-row>
        <table:table-row table:style-name="ro1">
          <table:table-cell table:style-name="ce41" office:value-type="string" calcext:value-type="string">
            <text:p>Banano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string" calcext:value-type="string">
            <text:p>Cítricos</text:p>
          </table:table-cell>
          <table:table-cell table:style-name="ce42" office:value-type="float" office:value="18.1" calcext:value-type="float">
            <text:p>18.1</text:p>
          </table:table-cell>
        </table:table-row>
        <table:table-row table:style-name="ro1">
          <table:table-cell table:style-name="ce41" office:value-type="string" calcext:value-type="string">
            <text:p>Aguacate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Melón</text:p>
          </table:table-cell>
          <table:table-cell table:style-name="ce47" office:value-type="float" office:value="5.6" calcext:value-type="float">
            <text:p>5.6</text:p>
          </table:table-cell>
        </table:table-row>
        <table:table-row table:style-name="ro1">
          <table:table-cell table:style-name="ce41" office:value-type="string" calcext:value-type="string">
            <text:p>Piña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string" calcext:value-type="string">
            <text:p>Otras frutas</text:p>
          </table:table-cell>
          <table:table-cell table:style-name="ce47" office:value-type="float" office:value="6.2" calcext:value-type="float">
            <text:p>6.2</text:p>
          </table:table-cell>
        </table:table-row>
      </table:table>
      <table:table table:name="2_21" table:style-name="ta1">
        <table:table-column table:style-name="co1" table:default-cell-style-name="ce41"/>
        <table:table-column table:style-name="co1" table:default-cell-style-name="Default"/>
        <table:table-row table:style-name="ro1">
          <table:table-cell table:style-name="Default"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40" office:value-type="string" calcext:value-type="string">
            <text:p>Carne Vacunos</text:p>
          </table:table-cell>
          <table:table-cell table:style-name="ce42"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Visceras vacunos</text:p>
          </table:table-cell>
          <table:table-cell table:style-name="ce43" office:value-type="float" office:value="0.9" calcext:value-type="float">
            <text:p>0.9</text:p>
          </table:table-cell>
        </table:table-row>
        <table:table-row table:style-name="ro1">
          <table:table-cell table:style-name="ce40" office:value-type="string" calcext:value-type="string">
            <text:p>Carne cerdo</text:p>
          </table:table-cell>
          <table:table-cell table:style-name="ce42"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Vísceras cerdos</text:p>
          </table:table-cell>
          <table:table-cell table:style-name="ce43" office:value-type="float" office:value="0.2" calcext:value-type="float">
            <text:p>0.2</text:p>
          </table:table-cell>
        </table:table-row>
        <table:table-row table:style-name="ro1">
          <table:table-cell table:style-name="ce45" office:value-type="string" calcext:value-type="string">
            <text:p>carne de ave</text:p>
          </table:table-cell>
          <table:table-cell table:style-name="ce47"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Embutidos </text:p>
          </table:table-cell>
          <table:table-cell office:value-type="float" office:value="1.8" calcext:value-type="float">
            <text:p>1.8</text:p>
          </table:table-cell>
        </table:table-row>
      </table:table>
      <table:table table:name="2_2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uevos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table:style-name="ce48" office:value-type="string" calcext:value-type="string">
            <text:p>Pescado</text:p>
          </table:table-cell>
          <table:table-cell table:style-name="ce50" office:value-type="float" office:value="2.5" calcext:value-type="float">
            <text:p>2.5</text:p>
          </table:table-cell>
        </table:table-row>
        <table:table-row table:style-name="ro1">
          <table:table-cell table:style-name="ce49" office:value-type="string" calcext:value-type="string">
            <text:p>Camarón</text:p>
          </table:table-cell>
          <table:table-cell table:style-name="ce51" office:value-type="float" office:value="0" calcext:value-type="float">
            <text:p>0.00</text:p>
          </table:table-cell>
        </table:table-row>
      </table:table>
      <table:table table:name="2_23" table:style-name="ta1">
        <table:table-column table:style-name="co1" table:default-cell-style-name="ce48"/>
        <table:table-column table:style-name="co1" table:default-cell-style-name="ce50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cha fluida cruda de vaca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style-name="ce49" office:value-type="string" calcext:value-type="string">
            <text:p>Leche fluida entera pasteurizada</text:p>
          </table:table-cell>
          <table:table-cell table:style-name="ce52" office:value-type="float" office:value="17.5" calcext:value-type="float">
            <text:p>17.5</text:p>
          </table:table-cell>
        </table:table-row>
        <table:table-row table:style-name="ro1">
          <table:table-cell office:value-type="string" calcext:value-type="string">
            <text:p>Leche fluida semidescremada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table:style-name="ce49" office:value-type="string" calcext:value-type="string">
            <text:p>Leche en polvo semidescremad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che pasteurizada/ Leche fluida descremada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49" office:value-type="string" calcext:value-type="string">
            <text:p>Lecha en polvo descremada</text:p>
          </table:table-cell>
          <table:table-cell table:style-name="ce52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eche en polvo entera 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style-name="ce49" office:value-type="string" calcext:value-type="string">
            <text:p>Quesos</text:p>
          </table:table-cell>
          <table:table-cell table:style-name="ce52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Leche pasteurizada/crema de lech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49" office:value-type="string" calcext:value-type="string">
            <text:p>Leche pasteurizada/yogur</text:p>
          </table:table-cell>
          <table:table-cell table:style-name="ce52" office:value-type="float" office:value="0.3" calcext:value-type="float">
            <text:p>0.3</text:p>
          </table:table-cell>
        </table:table-row>
      </table:table>
      <table:table table:name="2_24" table:style-name="ta1">
        <table:table-column table:style-name="co1" table:default-cell-style-name="ce48"/>
        <table:table-column table:style-name="co1" table:default-cell-style-name="ce50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ceite refinado/palma africana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table:style-name="ce49" office:value-type="string" calcext:value-type="string">
            <text:p>Aceite refinado/soya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eite refinado/semilla de algodón</text:p>
          </table:table-cell>
          <table:table-cell table:style-name="ce53" office:value-type="float" office:value="0" calcext:value-type="float">
            <text:p>0.00</text:p>
          </table:table-cell>
        </table:table-row>
        <table:table-row table:style-name="ro1">
          <table:table-cell table:style-name="ce49" office:value-type="string" calcext:value-type="string">
            <text:p>Aceite refinado/semilla de girasol</text:p>
          </table:table-cell>
          <table:table-cell table:style-name="ce52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ceite refinado/aceituna (oliva)</text:p>
          </table:table-cell>
          <table:table-cell table:style-name="ce5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Leche pasteurizada/mantequilla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49" office:value-type="string" calcext:value-type="string">
            <text:p>Vacunos faenados/grasa de res</text:p>
          </table:table-cell>
          <table:table-cell table:style-name="ce52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erdos faenados/manteca de cerdo</text:p>
          </table:table-cell>
          <table:table-cell office:value-type="float" office:value="0.1" calcext:value-type="float">
            <text:p>0.1</text:p>
          </table:table-cell>
        </table:table-row>
      </table:table>
      <table:table table:name="2_25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48" office:value-type="string" calcext:value-type="string">
            <text:p>Cerveza</text:p>
          </table:table-cell>
          <table:table-cell table:style-name="ce50" office:value-type="float" office:value="11.9" calcext:value-type="float">
            <text:p>11.9</text:p>
          </table:table-cell>
        </table:table-row>
        <table:table-row table:style-name="ro1">
          <table:table-cell table:style-name="ce49" office:value-type="string" calcext:value-type="string">
            <text:p>melazas/licores</text:p>
          </table:table-cell>
          <table:table-cell table:style-name="ce52" office:value-type="float" office:value="3.2" calcext:value-type="float">
            <text:p>3.2</text:p>
          </table:table-cell>
        </table:table-row>
        <table:table-row table:style-name="ro1">
          <table:table-cell table:style-name="ce54" office:value-type="string" calcext:value-type="string">
            <text:p>azúcar/bebidas gaseosas</text:p>
          </table:table-cell>
          <table:table-cell table:style-name="ce55" office:value-type="float" office:value="68.2" calcext:value-type="float">
            <text:p>68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3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3" number:min-integer-digits="1"/>
    </number:number-style>
    <number:number-style style:name="N13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1" number:min-integer-digits="1" number:grouping="true"/>
    </number:number-style>
    <number:number-style style:name="N139">
      <number:number number:decimal-places="1" number:min-integer-digits="1"/>
    </number:number-style>
    <number:number-style style:name="N140">
      <number:text>Q</number:text>
      <number:number number:decimal-places="2" number:min-integer-digits="1" number:grouping="true"/>
    </number:number-style>
    <number:number-style style:name="N141P0" style:volatile="true">
      <number:number number:decimal-places="0" number:min-integer-digits="1" number:grouping="true"/>
    </number:number-style>
    <number:number-style style:name="N141">
      <number:number number:decimal-places="0" number:min-integer-digits="1" number:grouping="true"/>
      <style:map style:condition="value()&gt;=0" style:apply-style-name="N141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50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18:54:53.367436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8:24:30.647133665</meta:creation-date>
    <dc:date>2016-03-02T19:12:00.830632753</dc:date>
    <meta:editing-duration>PT40M40S</meta:editing-duration>
    <meta:editing-cycles>36</meta:editing-cycles>
    <meta:generator>LibreOffice/4.2.8.2$Linux_X86_64 LibreOffice_project/420m0$Build-2</meta:generator>
    <meta:document-statistic meta:table-count="25" meta:cell-count="422" meta:object-count="0"/>
  </office:meta>
</office:document-meta>
</file>